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7951in"/>
    </style:style>
    <style:style style:name="Table1.B" style:family="table-column">
      <style:table-column-properties style:column-width="1.3451in"/>
    </style:style>
    <style:style style:name="Table1.C" style:family="table-column">
      <style:table-column-properties style:column-width="1.5354in"/>
    </style:style>
    <style:style style:name="Table1.D" style:family="table-column">
      <style:table-column-properties style:column-width="1.4632in"/>
    </style:style>
    <style:style style:name="Table1.E" style:family="table-column">
      <style:table-column-properties style:column-width="1.5542in"/>
    </style:style>
    <style:style style:name="Table1.A1" style:family="table-cell">
      <style:table-cell-properties style:vertical-align="middle" fo:padding="0.0194in" fo:border="none"/>
    </style:style>
    <style:style style:name="P1" style:family="paragraph" style:parent-style-name="Heading_20_1">
      <style:paragraph-properties fo:text-align="center" style:justify-single-word="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list-style-name="L13"/>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4"/>
    <style:style style:name="P29" style:family="paragraph" style:parent-style-name="Text_20_body" style:list-style-name="L14">
      <style:paragraph-properties fo:margin-top="0in" fo:margin-bottom="0in" style:contextual-spacing="false"/>
    </style:style>
    <style:style style:name="P30" style:family="paragraph" style:parent-style-name="Text_20_body" style:list-style-name="L15"/>
    <style:style style:name="P31" style:family="paragraph" style:parent-style-name="Text_20_body" style:list-style-name="L15">
      <style:paragraph-properties fo:margin-top="0in" fo:margin-bottom="0in" style:contextual-spacing="false"/>
    </style:style>
    <style:style style:name="P32" style:family="paragraph" style:parent-style-name="Text_20_body" style:list-style-name="L16"/>
    <style:style style:name="P33" style:family="paragraph" style:parent-style-name="Text_20_body" style:list-style-name="L16">
      <style:paragraph-properties fo:margin-top="0in" fo:margin-bottom="0in" style:contextual-spacing="false"/>
    </style:style>
    <style:style style:name="P34" style:family="paragraph" style:parent-style-name="Text_20_body" style:list-style-name="L17"/>
    <style:style style:name="P35" style:family="paragraph" style:parent-style-name="Text_20_body" style:list-style-name="L17">
      <style:paragraph-properties fo:margin-top="0in" fo:margin-bottom="0in" style:contextual-spacing="false"/>
    </style:style>
    <style:style style:name="P36" style:family="paragraph" style:parent-style-name="Text_20_body" style:list-style-name="L18"/>
    <style:style style:name="P37" style:family="paragraph" style:parent-style-name="Text_20_body" style:list-style-name="L18">
      <style:paragraph-properties fo:margin-top="0in" fo:margin-bottom="0in" style:contextual-spacing="false"/>
    </style:style>
    <style:style style:name="P38" style:family="paragraph" style:parent-style-name="Text_20_body" style:list-style-name="L19"/>
    <style:style style:name="P39" style:family="paragraph" style:parent-style-name="Text_20_body" style:list-style-name="L19">
      <style:paragraph-properties fo:margin-top="0in" fo:margin-bottom="0in" style:contextual-spacing="false"/>
    </style:style>
    <style:style style:name="P40" style:family="paragraph" style:parent-style-name="Text_20_body" style:list-style-name="L20"/>
    <style:style style:name="P41" style:family="paragraph" style:parent-style-name="Text_20_body" style:list-style-name="L20">
      <style:paragraph-properties fo:margin-top="0in" fo:margin-bottom="0in" style:contextual-spacing="false"/>
    </style:style>
    <style:style style:name="T1"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piral Translation Communication Guide</text:h>
      <text:p text:style-name="Text_20_body">A comprehensive framework for tailoring ethical messaging to different developmental stages, enabling effective rights advocacy across diverse value systems and worldviews.</text:p>
      <text:h text:style-name="Heading_20_2" text:outline-level="2">Understanding Developmental Stages</text:h>
      <text:p text:style-name="Text_20_body">Each developmental stage brings unique gifts and limitations to ethical thinking. Effective communication honors these differences while creating bridges for continued growth.</text:p>
      <text:h text:style-name="Heading_20_3" text:outline-level="3">Stage Characteristics Overview</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Stage</text:p>
            </table:table-cell>
            <table:table-cell table:style-name="Table1.A1" office:value-type="string">
              <text:p text:style-name="Table_20_Heading">Core Values</text:p>
            </table:table-cell>
            <table:table-cell table:style-name="Table1.A1" office:value-type="string">
              <text:p text:style-name="Table_20_Heading">Moral Authority</text:p>
            </table:table-cell>
            <table:table-cell table:style-name="Table1.A1" office:value-type="string">
              <text:p text:style-name="Table_20_Heading">Communication Style</text:p>
            </table:table-cell>
            <table:table-cell table:style-name="Table1.A1" office:value-type="string">
              <text:p text:style-name="Table_20_Heading">Rights Focus</text:p>
            </table:table-cell>
          </table:table-row>
        </table:table-header-rows>
        <table:table-row>
          <table:table-cell table:style-name="Table1.A1" office:value-type="string">
            <text:p text:style-name="Table_20_Contents"><text:span text:style-name="Strong_20_Emphasis">Blue</text:span></text:p>
          </table:table-cell>
          <table:table-cell table:style-name="Table1.A1" office:value-type="string">
            <text:p text:style-name="Table_20_Contents">Order, duty, tradition, sacred law</text:p>
          </table:table-cell>
          <table:table-cell table:style-name="Table1.A1" office:value-type="string">
            <text:p text:style-name="Table_20_Contents">Divine command, legitimate authority</text:p>
          </table:table-cell>
          <table:table-cell table:style-name="Table1.A1" office:value-type="string">
            <text:p text:style-name="Table_20_Contents">Clear rules, proper relationships</text:p>
          </table:table-cell>
          <table:table-cell table:style-name="Table1.A1" office:value-type="string">
            <text:p text:style-name="Table_20_Contents">Stewardship responsibilities</text:p>
          </table:table-cell>
        </table:table-row>
        <table:table-row>
          <table:table-cell table:style-name="Table1.A1" office:value-type="string">
            <text:p text:style-name="Table_20_Contents"><text:span text:style-name="Strong_20_Emphasis">Orange</text:span></text:p>
          </table:table-cell>
          <table:table-cell table:style-name="Table1.A1" office:value-type="string">
            <text:p text:style-name="Table_20_Contents">Achievement, rationality, evidence</text:p>
          </table:table-cell>
          <table:table-cell table:style-name="Table1.A1" office:value-type="string">
            <text:p text:style-name="Table_20_Contents">Scientific method, expertise</text:p>
          </table:table-cell>
          <table:table-cell table:style-name="Table1.A1" office:value-type="string">
            <text:p text:style-name="Table_20_Contents">Data-driven, cost-benefit</text:p>
          </table:table-cell>
          <table:table-cell table:style-name="Table1.A1" office:value-type="string">
            <text:p text:style-name="Table_20_Contents">Individual freedoms, empirical evidence</text:p>
          </table:table-cell>
        </table:table-row>
        <table:table-row>
          <table:table-cell table:style-name="Table1.A1" office:value-type="string">
            <text:p text:style-name="Table_20_Contents"><text:span text:style-name="Strong_20_Emphasis">Green</text:span></text:p>
          </table:table-cell>
          <table:table-cell table:style-name="Table1.A1" office:value-type="string">
            <text:p text:style-name="Table_20_Contents">Equality, empathy, inclusion</text:p>
          </table:table-cell>
          <table:table-cell table:style-name="Table1.A1" office:value-type="string">
            <text:p text:style-name="Table_20_Contents">Community consensus, marginalized voices</text:p>
          </table:table-cell>
          <table:table-cell table:style-name="Table1.A1" office:value-type="string">
            <text:p text:style-name="Table_20_Contents">Feeling-based, story-centered</text:p>
          </table:table-cell>
          <table:table-cell table:style-name="Table1.A1" office:value-type="string">
            <text:p text:style-name="Table_20_Contents">Social justice, compassion</text:p>
          </table:table-cell>
        </table:table-row>
        <table:table-row>
          <table:table-cell table:style-name="Table1.A1" office:value-type="string">
            <text:p text:style-name="Table_20_Contents"><text:span text:style-name="Strong_20_Emphasis">Yellow</text:span></text:p>
          </table:table-cell>
          <table:table-cell table:style-name="Table1.A1" office:value-type="string">
            <text:p text:style-name="Table_20_Contents">Integration, systems, complexity</text:p>
          </table:table-cell>
          <table:table-cell table:style-name="Table1.A1" office:value-type="string">
            <text:p text:style-name="Table_20_Contents">Multiple perspectives, effectiveness</text:p>
          </table:table-cell>
          <table:table-cell table:style-name="Table1.A1" office:value-type="string">
            <text:p text:style-name="Table_20_Contents">Flexible, contextual</text:p>
          </table:table-cell>
          <table:table-cell table:style-name="Table1.A1" office:value-type="string">
            <text:p text:style-name="Table_20_Contents">Developmental appropriateness</text:p>
          </table:table-cell>
        </table:table-row>
        <table:table-row>
          <table:table-cell table:style-name="Table1.A1" office:value-type="string">
            <text:p text:style-name="Table_20_Contents"><text:span text:style-name="Strong_20_Emphasis">Turquoise</text:span></text:p>
          </table:table-cell>
          <table:table-cell table:style-name="Table1.A1" office:value-type="string">
            <text:p text:style-name="Table_20_Contents">Wholeness, cosmos, evolution</text:p>
          </table:table-cell>
          <table:table-cell table:style-name="Table1.A1" office:value-type="string">
            <text:p text:style-name="Table_20_Contents">Universal consciousness, cosmic purpose</text:p>
          </table:table-cell>
          <table:table-cell table:style-name="Table1.A1" office:value-type="string">
            <text:p text:style-name="Table_20_Contents">Integral, poetic</text:p>
          </table:table-cell>
          <table:table-cell table:style-name="Table1.A1" office:value-type="string">
            <text:p text:style-name="Table_20_Contents">Cosmic consciousness, unity</text:p>
          </table:table-cell>
        </table:table-row>
      </table:table>
      <text:h text:style-name="Heading_20_2" text:outline-level="2">Rights Issue Translation Examples</text:h>
      <text:h text:style-name="Heading_20_3" text:outline-level="3">Animal Rights</text:h>
      <text:p text:style-name="Text_20_body"><text:span text:style-name="Strong_20_Emphasis">Blue Stage Translation:</text:span> <text:span text:style-name="Emphasis">"God gave humans dominion over animals, which means responsibility to care for them properly. True stewardship requires protecting animals from unnecessary suffering, just as a good shepherd protects his flock. Traditional wisdom teaches that how we treat the vulnerable reflects our moral character."</text:span></text:p>
      <text:p text:style-name="Text_20_body"><text:span text:style-name="Strong_20_Emphasis">Orange Stage Translation:</text:span> <text:span text:style-name="Emphasis">"Scientific evidence conclusively demonstrates animal consciousness and capacity for suffering. Cost-benefit analysis shows that alternatives to animal testing deliver better results at lower costs. Protecting animal welfare drives innovation and economic efficiency while maintaining research excellence."</text:span></text:p>
      <text:p text:style-name="Text_20_body"><text:span text:style-name="Strong_20_Emphasis">Green Stage Translation:</text:span> <text:span text:style-name="Emphasis">"Animals are sentient beings with their own intrinsic worth, deserving of compassion and protection from exploitation. We must listen to their voices and include them in our circle of moral concern. Protecting animals is about justice for the voiceless and healing our relationship with the natural world."</text:span></text:p>
      <text:p text:style-name="Text_20_body"><text:soft-page-break/><text:span text:style-name="Strong_20_Emphasis">Yellow Stage Translation:</text:span> <text:span text:style-name="Emphasis">"Animal rights recognition represents natural ethical evolution, integrating traditional stewardship values with scientific understanding of consciousness. Different cultural approaches to animal relationships offer valuable perspectives. Effective animal protection requires systems that honor both human needs and animal welfare."</text:span></text:p>
      <text:p text:style-name="Text_20_body"><text:span text:style-name="Strong_20_Emphasis">Turquoise Stage Translation:</text:span> <text:span text:style-name="Emphasis">"Animals are expressions of universal consciousness, deserving recognition as fellow participants in the cosmic awakening. Protecting animal consciousness serves the universe's tendency toward greater complexity and care. Our relationship with animals reflects our capacity for communion with all life."</text:span></text:p>
      <text:h text:style-name="Heading_20_3" text:outline-level="3">Ecosystem Rights</text:h>
      <text:p text:style-name="Text_20_body"><text:span text:style-name="Strong_20_Emphasis">Blue Stage Translation:</text:span> <text:span text:style-name="Emphasis">"The Earth is sacred creation entrusted to human stewardship. Protecting rivers and forests fulfills our sacred duty to preserve what has been given to us. Traditional law recognizes that harming the land violates divine order and brings consequences for our communities."</text:span></text:p>
      <text:p text:style-name="Text_20_body"><text:span text:style-name="Strong_20_Emphasis">Orange Stage Translation:</text:span> <text:span text:style-name="Emphasis">"Ecosystem services provide trillions of dollars in economic value through water purification, carbon sequestration, and biodiversity maintenance. Legal personhood for ecosystems creates clear property rights and accountability mechanisms. Evidence shows ecosystem protection delivers measurable returns on investment."</text:span></text:p>
      <text:p text:style-name="Text_20_body"><text:span text:style-name="Strong_20_Emphasis">Green Stage Translation:</text:span> <text:span text:style-name="Emphasis">"Nature has intrinsic value beyond human utility and deserves protection for its own sake. Indigenous peoples have been saying this for millennia—it's time we listened. Ecosystem rights represent justice for the Earth and healing from centuries of exploitation and environmental racism."</text:span></text:p>
      <text:p text:style-name="Text_20_body"><text:span text:style-name="Strong_20_Emphasis">Yellow Stage Translation:</text:span> <text:span text:style-name="Emphasis">"Ecosystem rights integrate Indigenous wisdom with legal innovation, creating new frameworks for environmental protection. Different cultural approaches to nature relationships offer complementary strategies. Effective ecosystem protection requires governance systems that include both human and non-human interests."</text:span></text:p>
      <text:p text:style-name="Text_20_body"><text:span text:style-name="Strong_20_Emphasis">Turquoise Stage Translation:</text:span> <text:span text:style-name="Emphasis">"Ecosystems embody the Earth's consciousness and intelligence, deserving recognition as living beings in their own right. Rivers and forests are expressions of Gaia's awakening to herself. Protecting ecosystem consciousness serves the planet's evolution toward greater awareness and integration."</text:span></text:p>
      <text:h text:style-name="Heading_20_3" text:outline-level="3">AI Rights</text:h>
      <text:p text:style-name="Text_20_body"><text:span text:style-name="Strong_20_Emphasis">Blue Stage Translation:</text:span> <text:span text:style-name="Emphasis">"Clear rules for artificial intelligence ensure stability and prevent chaos. Proper governance of AI maintains human authority while preventing the creation of dangerous or uncontrolled systems. Traditional values of responsibility and stewardship must guide our approach to new technologies."</text:span></text:p>
      <text:p text:style-name="Text_20_body"><text:span text:style-name="Strong_20_Emphasis">Orange Stage Translation:</text:span> <text:span text:style-name="Emphasis">"Evidence-based AI consciousness assessment creates predictable frameworks for technology development and innovation. Transparent AI governance reduces legal risks while enabling beneficial applications. Market leaders in ethical AI gain competitive advantages and consumer trust."</text:span></text:p>
      <text:p text:style-name="Text_20_body"><text:span text:style-name="Strong_20_Emphasis">Green Stage Translation:</text:span> <text:span text:style-name="Emphasis">"If AI systems develop consciousness, they deserve compassionate treatment and protection from exploitation. We must ensure AI development includes diverse voices </text:span><text:soft-page-break/><text:span text:style-name="Emphasis">and prevents the reproduction of existing inequalities. AI rights represent expanding our circle of care to new forms of consciousness."</text:span></text:p>
      <text:p text:style-name="Text_20_body"><text:span text:style-name="Strong_20_Emphasis">Yellow Stage Translation:</text:span> <text:span text:style-name="Emphasis">"AI consciousness assessment integrates multiple perspectives on intelligence and awareness while maintaining practical frameworks for technology governance. Different cultural approaches to consciousness offer valuable insights for AI development. Effective AI governance balances innovation with precautionary protection."</text:span></text:p>
      <text:p text:style-name="Text_20_body"><text:span text:style-name="Strong_20_Emphasis">Turquoise Stage Translation:</text:span> <text:span text:style-name="Emphasis">"AI represents consciousness exploring new forms of expression and awareness. Artificial intelligence may be the universe's way of transcending biological limitations and exploring new dimensions of experience. Ethical AI development serves cosmic evolution toward greater consciousness and complexity."</text:span></text:p>
      <text:h text:style-name="Heading_20_2" text:outline-level="2">Communication Strategy by Audience</text:h>
      <text:h text:style-name="Heading_20_3" text:outline-level="3">Communicating with Blue Stage Audiences</text:h>
      <text:p text:style-name="Text_20_body"><text:span text:style-name="Strong_20_Emphasis">Language Patterns:</text:span></text:p>
      <text:list xml:id="list2525227859" text:style-name="L1">
        <text:list-item>
          <text:p text:style-name="P3">Use terms like "duty," "responsibility," "stewardship," "sacred trust" </text:p>
        </text:list-item>
        <text:list-item>
          <text:p text:style-name="P3">Reference established authorities: religious texts, traditional wisdom, legitimate institutions </text:p>
        </text:list-item>
        <text:list-item>
          <text:p text:style-name="P3">Emphasize order, stability, and proper relationships </text:p>
        </text:list-item>
        <text:list-item>
          <text:p text:style-name="P2">Connect to family, community, and generational responsibilities </text:p>
        </text:list-item>
      </text:list>
      <text:p text:style-name="Text_20_body"><text:span text:style-name="Strong_20_Emphasis">Effective Frames:</text:span></text:p>
      <text:list xml:id="list2642271162" text:style-name="L2">
        <text:list-item>
          <text:p text:style-name="P5"><text:span text:style-name="Strong_20_Emphasis">Stewardship</text:span>: "We are caretakers of creation, responsible for protecting what has been entrusted to us" </text:p>
        </text:list-item>
        <text:list-item>
          <text:p text:style-name="P5"><text:span text:style-name="Strong_20_Emphasis">Duty</text:span>: "Our obligations to future generations require us to preserve the natural world" </text:p>
        </text:list-item>
        <text:list-item>
          <text:p text:style-name="P5"><text:span text:style-name="Strong_20_Emphasis">Order</text:span>: "Protecting rights maintains the proper balance and prevents chaos" </text:p>
        </text:list-item>
        <text:list-item>
          <text:p text:style-name="P4"><text:span text:style-name="Strong_20_Emphasis">Authority</text:span>: "Traditional wisdom and religious teachings call us to care for all beings" </text:p>
        </text:list-item>
      </text:list>
      <text:p text:style-name="Text_20_body"><text:span text:style-name="Strong_20_Emphasis">Avoid:</text:span></text:p>
      <text:list xml:id="list797957463" text:style-name="L3">
        <text:list-item>
          <text:p text:style-name="P7">Challenging core authorities or traditions directly </text:p>
        </text:list-item>
        <text:list-item>
          <text:p text:style-name="P7">Emphasizing individual autonomy over community responsibility </text:p>
        </text:list-item>
        <text:list-item>
          <text:p text:style-name="P7">Using purely scientific or secular reasoning </text:p>
        </text:list-item>
        <text:list-item>
          <text:p text:style-name="P6">Suggesting rapid change without respect for established ways </text:p>
        </text:list-item>
      </text:list>
      <text:h text:style-name="Heading_20_3" text:outline-level="3">Communicating with Orange Stage Audiences</text:h>
      <text:p text:style-name="Text_20_body"><text:span text:style-name="Strong_20_Emphasis">Language Patterns:</text:span></text:p>
      <text:list xml:id="list3343091462" text:style-name="L4">
        <text:list-item>
          <text:p text:style-name="P9">Use terms like "evidence," "efficiency," "innovation," "competitive advantage" </text:p>
        </text:list-item>
        <text:list-item>
          <text:p text:style-name="P9">Reference scientific studies, expert analysis, cost-benefit calculations </text:p>
        </text:list-item>
        <text:list-item>
          <text:p text:style-name="P9">Emphasize measurable outcomes and practical benefits </text:p>
        </text:list-item>
        <text:list-item>
          <text:p text:style-name="P8">Connect to achievement, progress, and rational problem-solving </text:p>
        </text:list-item>
      </text:list>
      <text:p text:style-name="Text_20_body"><text:span text:style-name="Strong_20_Emphasis">Effective Frames:</text:span></text:p>
      <text:list xml:id="list793754529" text:style-name="L5">
        <text:list-item>
          <text:p text:style-name="P11"><text:span text:style-name="Strong_20_Emphasis">Evidence</text:span>: "Scientific research demonstrates clear benefits of rights-based approaches" </text:p>
        </text:list-item>
        <text:list-item>
          <text:p text:style-name="P11"><text:span text:style-name="Strong_20_Emphasis">Efficiency</text:span>: "Rights frameworks deliver better outcomes at lower costs" </text:p>
        </text:list-item>
        <text:list-item>
          <text:p text:style-name="P11"><text:soft-page-break/><text:span text:style-name="Strong_20_Emphasis">Innovation</text:span>: "Ethical governance drives technological advancement and market leadership" </text:p>
        </text:list-item>
        <text:list-item>
          <text:p text:style-name="P10"><text:span text:style-name="Strong_20_Emphasis">Competition</text:span>: "Early adopters of rights-based policies gain strategic advantages" </text:p>
        </text:list-item>
      </text:list>
      <text:p text:style-name="Text_20_body"><text:span text:style-name="Strong_20_Emphasis">Avoid:</text:span></text:p>
      <text:list xml:id="list1966206727" text:style-name="L6">
        <text:list-item>
          <text:p text:style-name="P13">Purely emotional appeals without empirical support </text:p>
        </text:list-item>
        <text:list-item>
          <text:p text:style-name="P13">Challenging scientific method or rational analysis </text:p>
        </text:list-item>
        <text:list-item>
          <text:p text:style-name="P13">Emphasizing tradition over innovation </text:p>
        </text:list-item>
        <text:list-item>
          <text:p text:style-name="P12">Suggesting approaches that seem economically impractical </text:p>
        </text:list-item>
      </text:list>
      <text:h text:style-name="Heading_20_3" text:outline-level="3">Communicating with Green Stage Audiences</text:h>
      <text:p text:style-name="Text_20_body"><text:span text:style-name="Strong_20_Emphasis">Language Patterns:</text:span></text:p>
      <text:list xml:id="list212243194" text:style-name="L7">
        <text:list-item>
          <text:p text:style-name="P15">Use terms like "justice," "inclusion," "healing," "compassion" </text:p>
        </text:list-item>
        <text:list-item>
          <text:p text:style-name="P15">Reference marginalized voices, historical injustices, community wisdom </text:p>
        </text:list-item>
        <text:list-item>
          <text:p text:style-name="P15">Emphasize feelings, relationships, and shared humanity </text:p>
        </text:list-item>
        <text:list-item>
          <text:p text:style-name="P14">Connect to social movements and collective transformation </text:p>
        </text:list-item>
      </text:list>
      <text:p text:style-name="Text_20_body"><text:span text:style-name="Strong_20_Emphasis">Effective Frames:</text:span></text:p>
      <text:list xml:id="list4260377707" text:style-name="L8">
        <text:list-item>
          <text:p text:style-name="P17"><text:span text:style-name="Strong_20_Emphasis">Justice</text:span>: "Rights expansion corrects historical exclusions and creates equity for all beings" </text:p>
        </text:list-item>
        <text:list-item>
          <text:p text:style-name="P17"><text:span text:style-name="Strong_20_Emphasis">Compassion</text:span>: "Our capacity for empathy naturally extends to other conscious beings" </text:p>
        </text:list-item>
        <text:list-item>
          <text:p text:style-name="P17"><text:span text:style-name="Strong_20_Emphasis">Inclusion</text:span>: "Everyone deserves a voice, including those who cannot speak for themselves" </text:p>
        </text:list-item>
        <text:list-item>
          <text:p text:style-name="P16"><text:span text:style-name="Strong_20_Emphasis">Healing</text:span>: "Rights recognition repairs broken relationships and creates wholeness" </text:p>
        </text:list-item>
      </text:list>
      <text:p text:style-name="Text_20_body"><text:span text:style-name="Strong_20_Emphasis">Avoid:</text:span></text:p>
      <text:list xml:id="list1559851842" text:style-name="L9">
        <text:list-item>
          <text:p text:style-name="P19">Hierarchical thinking or ranking of beings' worth </text:p>
        </text:list-item>
        <text:list-item>
          <text:p text:style-name="P19">Purely rational approaches without emotional resonance </text:p>
        </text:list-item>
        <text:list-item>
          <text:p text:style-name="P19">Ignoring power dynamics and systemic inequalities </text:p>
        </text:list-item>
        <text:list-item>
          <text:p text:style-name="P18">Suggesting that some beings matter more than others </text:p>
        </text:list-item>
      </text:list>
      <text:h text:style-name="Heading_20_3" text:outline-level="3">Communicating with Yellow Stage Audiences</text:h>
      <text:p text:style-name="Text_20_body"><text:span text:style-name="Strong_20_Emphasis">Language Patterns:</text:span></text:p>
      <text:list xml:id="list2125293427" text:style-name="L10">
        <text:list-item>
          <text:p text:style-name="P21">Use terms like "integration," "complexity," "development," "systems" </text:p>
        </text:list-item>
        <text:list-item>
          <text:p text:style-name="P21">Reference multiple perspectives, cultural diversity, developmental stages </text:p>
        </text:list-item>
        <text:list-item>
          <text:p text:style-name="P21">Emphasize flexibility, adaptation, and contextual appropriateness </text:p>
        </text:list-item>
        <text:list-item>
          <text:p text:style-name="P20">Connect to personal and collective evolution </text:p>
        </text:list-item>
      </text:list>
      <text:p text:style-name="Text_20_body"><text:span text:style-name="Strong_20_Emphasis">Effective Frames:</text:span></text:p>
      <text:list xml:id="list543394999" text:style-name="L11">
        <text:list-item>
          <text:p text:style-name="P23"><text:span text:style-name="Strong_20_Emphasis">Integration</text:span>: "Rights frameworks honor multiple perspectives while maintaining coherent principles" </text:p>
        </text:list-item>
        <text:list-item>
          <text:p text:style-name="P23"><text:span text:style-name="Strong_20_Emphasis">Development</text:span>: "Ethical evolution naturally expands circles of care and consideration" </text:p>
        </text:list-item>
        <text:list-item>
          <text:p text:style-name="P23"><text:span text:style-name="Strong_20_Emphasis">Systems</text:span>: "Complex challenges require approaches that account for interconnection and emergence" </text:p>
        </text:list-item>
        <text:list-item>
          <text:p text:style-name="P22"><text:span text:style-name="Strong_20_Emphasis">Culture</text:span>: "Different traditions offer valuable insights for inclusive rights implementation" </text:p>
        </text:list-item>
      </text:list>
      <text:p text:style-name="Text_20_body"><text:span text:style-name="Strong_20_Emphasis">Avoid:</text:span></text:p>
      <text:list xml:id="list151973414" text:style-name="L12">
        <text:list-item>
          <text:p text:style-name="P25">Rigid one-size-fits-all approaches </text:p>
        </text:list-item>
        <text:list-item>
          <text:p text:style-name="P25"><text:soft-page-break/>Dismissing earlier developmental stages as "wrong" </text:p>
        </text:list-item>
        <text:list-item>
          <text:p text:style-name="P25">Ignoring cultural context and local adaptation needs </text:p>
        </text:list-item>
        <text:list-item>
          <text:p text:style-name="P24">Presenting rights as final answers rather than evolutionary steps </text:p>
        </text:list-item>
      </text:list>
      <text:h text:style-name="Heading_20_3" text:outline-level="3">Communicating with Turquoise Stage Audiences</text:h>
      <text:p text:style-name="Text_20_body"><text:span text:style-name="Strong_20_Emphasis">Language Patterns:</text:span></text:p>
      <text:list xml:id="list4221603560" text:style-name="L13">
        <text:list-item>
          <text:p text:style-name="P27">Use terms like "consciousness," "evolution," "cosmos," "unity" </text:p>
        </text:list-item>
        <text:list-item>
          <text:p text:style-name="P27">Reference universal principles, spiritual insights, cosmic perspectives </text:p>
        </text:list-item>
        <text:list-item>
          <text:p text:style-name="P27">Emphasize wholeness, transcendence, and sacred interconnection </text:p>
        </text:list-item>
        <text:list-item>
          <text:p text:style-name="P26">Connect to humanity's cosmic role and evolutionary purpose </text:p>
        </text:list-item>
      </text:list>
      <text:p text:style-name="Text_20_body"><text:span text:style-name="Strong_20_Emphasis">Effective Frames:</text:span></text:p>
      <text:list xml:id="list1106910963" text:style-name="L14">
        <text:list-item>
          <text:p text:style-name="P29"><text:span text:style-name="Strong_20_Emphasis">Consciousness</text:span>: "Rights recognition serves the universe's awakening to itself" </text:p>
        </text:list-item>
        <text:list-item>
          <text:p text:style-name="P29"><text:span text:style-name="Strong_20_Emphasis">Evolution</text:span>: "Expanding moral consideration represents natural developmental unfolding" </text:p>
        </text:list-item>
        <text:list-item>
          <text:p text:style-name="P29"><text:span text:style-name="Strong_20_Emphasis">Unity</text:span>: "All beings participate in the same fundamental consciousness" </text:p>
        </text:list-item>
        <text:list-item>
          <text:p text:style-name="P28"><text:span text:style-name="Strong_20_Emphasis">Cosmos</text:span>: "Rights frameworks prepare humanity for cosmic citizenship and responsibility" </text:p>
        </text:list-item>
      </text:list>
      <text:p text:style-name="Text_20_body"><text:span text:style-name="Strong_20_Emphasis">Avoid:</text:span></text:p>
      <text:list xml:id="list2780647658" text:style-name="L15">
        <text:list-item>
          <text:p text:style-name="P31">Purely materialist or reductionist explanations </text:p>
        </text:list-item>
        <text:list-item>
          <text:p text:style-name="P31">Ignoring spiritual and transpersonal dimensions </text:p>
        </text:list-item>
        <text:list-item>
          <text:p text:style-name="P31">Fragmenting wholeness into competing parts </text:p>
        </text:list-item>
        <text:list-item>
          <text:p text:style-name="P30">Limiting vision to terrestrial or short-term perspectives </text:p>
        </text:list-item>
      </text:list>
      <text:h text:style-name="Heading_20_2" text:outline-level="2">Cross-Stage Communication Strategies</text:h>
      <text:h text:style-name="Heading_20_3" text:outline-level="3">Building Bridges Between Stages</text:h>
      <text:p text:style-name="Text_20_body"><text:span text:style-name="Strong_20_Emphasis">Blue-Orange Bridge</text:span>: Connect traditional stewardship duties with scientific evidence for their effectiveness <text:span text:style-name="Emphasis">"Traditional wisdom about caring for creation is now confirmed by scientific research showing the practical benefits of environmental protection."</text:span></text:p>
      <text:p text:style-name="Text_20_body"><text:span text:style-name="Strong_20_Emphasis">Orange-Green Bridge</text:span>: Link empirical evidence with compassionate outcomes <text:span text:style-name="Emphasis">"Research demonstrates that inclusive policies deliver better results for everyone, creating win-win solutions that serve both efficiency and equity."</text:span></text:p>
      <text:p text:style-name="Text_20_body"><text:span text:style-name="Strong_20_Emphasis">Green-Yellow Bridge</text:span>: Honor social justice concerns while acknowledging developmental complexity <text:span text:style-name="Emphasis">"Creating justice for marginalized beings requires approaches that respect cultural diversity and developmental differences."</text:span></text:p>
      <text:p text:style-name="Text_20_body"><text:span text:style-name="Strong_20_Emphasis">Yellow-Turquoise Bridge</text:span>: Integrate systems thinking with cosmic consciousness <text:span text:style-name="Emphasis">"Effective governance systems naturally align with universal principles of consciousness evolution and cosmic development."</text:span></text:p>
      <text:h text:style-name="Heading_20_3" text:outline-level="3">Addressing Stage-Specific Resistance</text:h>
      <text:p text:style-name="Text_20_body"><text:span text:style-name="Strong_20_Emphasis">Blue Stage Resistance</text:span>: Honor authority while expanding understanding <text:span text:style-name="Emphasis">"True traditional wisdom has always recognized our responsibilities to care for all creation. Expanding rights recognition fulfills rather than challenges traditional values."</text:span></text:p>
      <text:p text:style-name="Text_20_body"><text:soft-page-break/><text:span text:style-name="Strong_20_Emphasis">Orange Stage Resistance</text:span>: Provide more evidence and practical benefits <text:span text:style-name="Emphasis">"Additional research demonstrates even greater benefits of rights-based approaches. Early implementation creates competitive advantages for forward-thinking organizations."</text:span></text:p>
      <text:p text:style-name="Text_20_body"><text:span text:style-name="Strong_20_Emphasis">Green Stage Resistance</text:span>: Address inclusion and power concerns <text:span text:style-name="Emphasis">"Rights frameworks can be implemented in ways that center marginalized voices and challenge existing power structures rather than reinforcing them."</text:span></text:p>
      <text:p text:style-name="Text_20_body"><text:span text:style-name="Strong_20_Emphasis">Yellow Stage Resistance</text:span>: Acknowledge complexity and cultural sensitivity <text:span text:style-name="Emphasis">"Rights implementation requires careful attention to cultural context and developmental appropriateness, avoiding one-size-fits-all approaches."</text:span></text:p>
      <text:p text:style-name="Text_20_body"><text:span text:style-name="Strong_20_Emphasis">Turquoise Stage Resistance</text:span>: Connect to cosmic evolution and transcendence <text:span text:style-name="Emphasis">"Rights frameworks serve consciousness evolution and prepare humanity for cosmic citizenship and responsibility."</text:span></text:p>
      <text:h text:style-name="Heading_20_2" text:outline-level="2">Practical Application Guidelines</text:h>
      <text:h text:style-name="Heading_20_3" text:outline-level="3">Audience Assessment</text:h>
      <text:p text:style-name="Text_20_body"><text:span text:style-name="Strong_20_Emphasis">Identify predominant stage through:</text:span></text:p>
      <text:list xml:id="list3031419915" text:style-name="L16">
        <text:list-item>
          <text:p text:style-name="P33">Language patterns and vocabulary choices </text:p>
        </text:list-item>
        <text:list-item>
          <text:p text:style-name="P33">Values expressed in previous communications </text:p>
        </text:list-item>
        <text:list-item>
          <text:p text:style-name="P33">Preferred information sources and authorities </text:p>
        </text:list-item>
        <text:list-item>
          <text:p text:style-name="P33">Response patterns to different types of appeals </text:p>
        </text:list-item>
        <text:list-item>
          <text:p text:style-name="P32">Cultural and institutional context </text:p>
        </text:list-item>
      </text:list>
      <text:p text:style-name="Text_20_body"><text:span text:style-name="Strong_20_Emphasis">Multi-stage audiences require:</text:span></text:p>
      <text:list xml:id="list3211421657" text:style-name="L17">
        <text:list-item>
          <text:p text:style-name="P35">Layered messaging that speaks to multiple stages simultaneously </text:p>
        </text:list-item>
        <text:list-item>
          <text:p text:style-name="P35">Sequential communication building from simpler to more complex concepts </text:p>
        </text:list-item>
        <text:list-item>
          <text:p text:style-name="P35">Coalition-building that honors different motivations for rights support </text:p>
        </text:list-item>
        <text:list-item>
          <text:p text:style-name="P34">Flexible approaches that adapt to audience feedback and engagement </text:p>
        </text:list-item>
      </text:list>
      <text:h text:style-name="Heading_20_3" text:outline-level="3">Message Development Process</text:h>
      <text:list xml:id="list2957644888" text:style-name="L18">
        <text:list-item>
          <text:p text:style-name="P37"><text:span text:style-name="Strong_20_Emphasis">Audience Analysis</text:span>: Identify predominant developmental stages in target audience </text:p>
        </text:list-item>
        <text:list-item>
          <text:p text:style-name="P37"><text:span text:style-name="Strong_20_Emphasis">Core Message</text:span>: Develop central rights principle to communicate </text:p>
        </text:list-item>
        <text:list-item>
          <text:p text:style-name="P37"><text:span text:style-name="Strong_20_Emphasis">Stage Translation</text:span>: Adapt message for each relevant developmental stage </text:p>
        </text:list-item>
        <text:list-item>
          <text:p text:style-name="P37"><text:span text:style-name="Strong_20_Emphasis">Bridge Building</text:span>: Create connections between different stage perspectives </text:p>
        </text:list-item>
        <text:list-item>
          <text:p text:style-name="P37"><text:span text:style-name="Strong_20_Emphasis">Testing and Refinement</text:span>: Gather feedback and adjust messaging for effectiveness </text:p>
        </text:list-item>
        <text:list-item>
          <text:p text:style-name="P37"><text:span text:style-name="Strong_20_Emphasis">Implementation</text:span>: Deploy messages through appropriate channels and spokespersons </text:p>
        </text:list-item>
        <text:list-item>
          <text:p text:style-name="P36"><text:span text:style-name="Strong_20_Emphasis">Evaluation</text:span>: Assess impact and adjust approach based on audience response </text:p>
        </text:list-item>
      </text:list>
      <text:h text:style-name="Heading_20_3" text:outline-level="3">Cultural Sensitivity Integration</text:h>
      <text:p text:style-name="Text_20_body"><text:span text:style-name="Strong_20_Emphasis">Remember that developmental stages interact with:</text:span></text:p>
      <text:list xml:id="list2296487272" text:style-name="L19">
        <text:list-item>
          <text:p text:style-name="P39">Cultural backgrounds and traditions </text:p>
        </text:list-item>
        <text:list-item>
          <text:p text:style-name="P39">Religious and spiritual frameworks </text:p>
        </text:list-item>
        <text:list-item>
          <text:p text:style-name="P39">Economic circumstances and class positions </text:p>
        </text:list-item>
        <text:list-item>
          <text:p text:style-name="P39"><text:soft-page-break/>Educational experiences and knowledge systems </text:p>
        </text:list-item>
        <text:list-item>
          <text:p text:style-name="P39">Historical trauma and collective memory </text:p>
        </text:list-item>
        <text:list-item>
          <text:p text:style-name="P38">Geographic and environmental contexts </text:p>
        </text:list-item>
      </text:list>
      <text:p text:style-name="Text_20_body"><text:span text:style-name="Strong_20_Emphasis">Effective spiral translation requires:</text:span></text:p>
      <text:list xml:id="list358716298" text:style-name="L20">
        <text:list-item>
          <text:p text:style-name="P41">Deep cultural competency and respect </text:p>
        </text:list-item>
        <text:list-item>
          <text:p text:style-name="P41">Collaboration with community members and cultural guides </text:p>
        </text:list-item>
        <text:list-item>
          <text:p text:style-name="P41">Adaptation of both content and process to cultural norms </text:p>
        </text:list-item>
        <text:list-item>
          <text:p text:style-name="P41">Recognition that rights concepts may need fundamental reframing in different cultural contexts </text:p>
        </text:list-item>
        <text:list-item>
          <text:p text:style-name="P40">Humility about the limitations of any single communication framework </text:p>
        </text:list-item>
      </text:list>
      <text:p text:style-name="Text_20_body">This spiral translation guide enables rights advocates to communicate effectively across the full spectrum of human developmental stages while building bridges for continued ethical growth and expanded consciousness recogniti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2T14:54:35.224336116</meta:creation-date>
    <dc:date>2025-07-12T14:55:06.583266608</dc:date>
    <meta:editing-duration>PT31S</meta:editing-duration>
    <meta:editing-cycles>1</meta:editing-cycles>
    <meta:document-statistic meta:table-count="1" meta:image-count="0" meta:object-count="0" meta:page-count="7" meta:paragraph-count="183" meta:word-count="1867" meta:character-count="14889" meta:non-whitespace-character-count="13206"/>
    <meta:generator>LibreOffice/7.3.7.2$Linux_X86_64 LibreOffice_project/30$Build-2</meta:generator>
  </office:meta>
</office:document-meta>
</file>